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color="#c9211e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4043in" svg:height="3.2941in" svg:x="5.3283in" svg:y="0.2299in">
            <draw:object draw:notify-on-update-of-ranges="Sheet1.A2:Sheet1.A21 Sheet1.B2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31in" svg:height="3.5453in" svg:x="11.0933in" svg:y="0.2512in">
            <draw:object draw:notify-on-update-of-ranges="Sheet1.A2:Sheet1.A21 Sheet1.C2:Sheet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ngth of the sequence</text:p>
          </table:table-cell>
          <table:table-cell office:value-type="string" calcext:value-type="string">
            <text:p>offline(s)</text:p>
          </table:table-cell>
          <table:table-cell office:value-type="string" calcext:value-type="string">
            <text:p>online(ms)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heet2" table:style-name="ta1">
        <table:shapes>
          <draw:frame draw:z-index="0" draw:style-name="gr1" draw:text-style-name="P1" svg:width="6.3075in" svg:height="3.5449in" svg:x="2.5465in" svg:y="0.3559in">
            <draw:object draw:notify-on-update-of-ranges="Sheet2.A3:Sheet2.A8 Sheet2.B2:Sheet2.B2 Sheet2.B3:Sheet2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3051in" svg:height="3.5453in" svg:x="3.676in" svg:y="8.1567in">
            <draw:object draw:notify-on-update-of-ranges="Sheet2.O33:Sheet2.O37 Sheet2.Q33:Sheet2.Q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3047in" svg:height="3.5449in" svg:x="3.6618in" svg:y="4.2354in">
            <draw:object draw:notify-on-update-of-ranges="Sheet2.O3:Sheet2.O7 Sheet2.T3:Sheet2.T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13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Records=500</text:p>
          </table:table-cell>
          <table:table-cell table:number-columns-repeated="13"/>
          <table:table-cell office:value-type="string" calcext:value-type="string">
            <text:p>sequence length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string" calcext:value-type="string">
            <text:p>sequence length</text:p>
          </table:table-cell>
          <table:table-cell office:value-type="string" calcext:value-type="string">
            <text:p>secureTopK(s)</text:p>
          </table:table-cell>
          <table:table-cell table:number-columns-repeated="12"/>
          <table:table-cell office:value-type="string" calcext:value-type="string">
            <text:p>Records</text:p>
          </table:table-cell>
          <table:table-cell table:style-name="ce1" office:value-type="string" calcext:value-type="string">
            <text:p>secureTopK(s)</text:p>
          </table:table-cell>
          <table:table-cell table:style-name="ce1" office:value-type="string" calcext:value-type="string">
            <text:p>GC ADDCOMP (times)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min</text:p>
          </table:table-cell>
          <table:table-cell table:style-name="ce1"/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56" calcext:value-type="float">
            <text:p>6.56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style-name="ce1" office:value-type="float" office:value="21.779" calcext:value-type="float">
            <text:p>21.779</text:p>
          </table:table-cell>
          <table:table-cell table:style-name="ce1" office:value-type="float" office:value="20000945" calcext:value-type="float">
            <text:p>20000945</text:p>
          </table:table-cell>
          <table:table-cell table:style-name="ce1" table:formula="of:=[.Q3]*0.02" office:value-type="float" office:value="400018.9" calcext:value-type="float">
            <text:p>400018.9</text:p>
          </table:table-cell>
          <table:table-cell table:style-name="ce1" table:formula="of:=[.R3]/60/1000" office:value-type="float" office:value="6.66698166666667" calcext:value-type="float">
            <text:p>6.66698166666667</text:p>
          </table:table-cell>
          <table:table-cell table:style-name="ce1" table:formula="of:=[.S3]+[.P3]/60" office:value-type="float" office:value="7.029965" calcext:value-type="float">
            <text:p>7.02996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.901" calcext:value-type="float">
            <text:p>20.901</text:p>
          </table:table-cell>
          <table:table-cell table:number-columns-repeated="12"/>
          <table:table-cell office:value-type="float" office:value="200" calcext:value-type="float">
            <text:p>200</text:p>
          </table:table-cell>
          <table:table-cell table:style-name="ce1" office:value-type="float" office:value="78.047" calcext:value-type="float">
            <text:p>78.047</text:p>
          </table:table-cell>
          <table:table-cell table:style-name="ce1" office:value-type="float" office:value="80001945" calcext:value-type="float">
            <text:p>80001945</text:p>
          </table:table-cell>
          <table:table-cell table:style-name="ce1" table:formula="of:=[.Q4]*0.02" office:value-type="float" office:value="1600038.9" calcext:value-type="float">
            <text:p>1600038.9</text:p>
          </table:table-cell>
          <table:table-cell table:style-name="ce1" table:formula="of:=[.R4]/60/1000" office:value-type="float" office:value="26.667315" calcext:value-type="float">
            <text:p>26.667315</text:p>
          </table:table-cell>
          <table:table-cell table:style-name="ce1" table:formula="of:=[.S4]+[.P4]/60" office:value-type="float" office:value="27.9680983333333" calcext:value-type="float">
            <text:p>27.968098333333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.881" calcext:value-type="float">
            <text:p>75.881</text:p>
          </table:table-cell>
          <table:table-cell table:number-columns-repeated="12"/>
          <table:table-cell office:value-type="float" office:value="300" calcext:value-type="float">
            <text:p>300</text:p>
          </table:table-cell>
          <table:table-cell table:style-name="ce1" office:value-type="float" office:value="165.988" calcext:value-type="float">
            <text:p>165.988</text:p>
          </table:table-cell>
          <table:table-cell table:style-name="ce1" office:value-type="float" office:value="180002945" calcext:value-type="float">
            <text:p>180002945</text:p>
          </table:table-cell>
          <table:table-cell table:style-name="ce1" table:formula="of:=[.Q5]*0.02" office:value-type="float" office:value="3600058.9" calcext:value-type="float">
            <text:p>3600058.9</text:p>
          </table:table-cell>
          <table:table-cell table:style-name="ce1" table:formula="of:=[.R5]/60/1000" office:value-type="float" office:value="60.0009816666667" calcext:value-type="float">
            <text:p>60.0009816666667</text:p>
          </table:table-cell>
          <table:table-cell table:style-name="ce1" table:formula="of:=[.S5]+[.P5]/60" office:value-type="float" office:value="62.7674483333333" calcext:value-type="float">
            <text:p>62.767448333333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8.117" calcext:value-type="float">
            <text:p>158.117</text:p>
          </table:table-cell>
          <table:table-cell table:number-columns-repeated="12"/>
          <table:table-cell office:value-type="float" office:value="400" calcext:value-type="float">
            <text:p>400</text:p>
          </table:table-cell>
          <table:table-cell table:style-name="ce1" office:value-type="float" office:value="293.72" calcext:value-type="float">
            <text:p>293.72</text:p>
          </table:table-cell>
          <table:table-cell table:style-name="ce1" office:value-type="float" office:value="320003945" calcext:value-type="float">
            <text:p>320003945</text:p>
          </table:table-cell>
          <table:table-cell table:style-name="ce1" table:formula="of:=[.Q6]*0.02" office:value-type="float" office:value="6400078.9" calcext:value-type="float">
            <text:p>6400078.9</text:p>
          </table:table-cell>
          <table:table-cell table:style-name="ce1" table:formula="of:=[.R6]/60/1000" office:value-type="float" office:value="106.667981666667" calcext:value-type="float">
            <text:p>106.667981666667</text:p>
          </table:table-cell>
          <table:table-cell table:style-name="ce1" table:formula="of:=[.S6]+[.P6]/60" office:value-type="float" office:value="111.563315" calcext:value-type="float">
            <text:p>111.56331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4.087" calcext:value-type="float">
            <text:p>304.087</text:p>
          </table:table-cell>
          <table:table-cell table:number-columns-repeated="12"/>
          <table:table-cell office:value-type="float" office:value="500" calcext:value-type="float">
            <text:p>500</text:p>
          </table:table-cell>
          <table:table-cell table:style-name="ce1" office:value-type="float" office:value="470.381" calcext:value-type="float">
            <text:p>470.381</text:p>
          </table:table-cell>
          <table:table-cell table:style-name="ce1" office:value-type="float" office:value="500004945" calcext:value-type="float">
            <text:p>500004945</text:p>
          </table:table-cell>
          <table:table-cell table:style-name="ce1" table:formula="of:=[.Q7]*0.02" office:value-type="float" office:value="10000098.9" calcext:value-type="float">
            <text:p>10000098.9</text:p>
          </table:table-cell>
          <table:table-cell table:style-name="ce1" table:formula="of:=[.R7]/60/1000" office:value-type="float" office:value="166.668315" calcext:value-type="float">
            <text:p>166.668315</text:p>
          </table:table-cell>
          <table:table-cell table:style-name="ce1" table:formula="of:=[.S7]+[.P7]/60" office:value-type="float" office:value="174.507998333333" calcext:value-type="float">
            <text:p>174.5079983333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4.106" calcext:value-type="float">
            <text:p>454.106</text:p>
          </table:table-cell>
          <table:table-cell table:number-columns-repeated="13"/>
          <table:table-cell table:style-name="ce1" table:number-columns-repeated="5"/>
          <table:table-cell/>
        </table:table-row>
        <table:table-row table:style-name="ro1">
          <table:table-cell table:number-columns-repeated="14"/>
          <table:table-cell office:value-type="float" office:value="50" calcext:value-type="float">
            <text:p>50</text:p>
          </table:table-cell>
          <table:table-cell table:style-name="ce1" office:value-type="float" office:value="6.348" calcext:value-type="float">
            <text:p>6.348</text:p>
          </table:table-cell>
          <table:table-cell table:style-name="ce1" office:value-type="float" office:value="5000445" calcext:value-type="float">
            <text:p>5000445</text:p>
          </table:table-cell>
          <table:table-cell table:style-name="ce1" table:formula="of:=[.Q9]*0.02" office:value-type="float" office:value="100008.9" calcext:value-type="float">
            <text:p>100008.9</text:p>
          </table:table-cell>
          <table:table-cell table:style-name="ce1" table:formula="of:=[.R9]/60/1000" office:value-type="float" office:value="1.666815" calcext:value-type="float">
            <text:p>1.666815</text:p>
          </table:table-cell>
          <table:table-cell table:style-name="ce1" table:formula="of:=[.P9]/60+[.S9]" office:value-type="float" office:value="1.772615" calcext:value-type="float">
            <text:p>1.772615</text:p>
          </table:table-cell>
          <table:table-cell/>
        </table:table-row>
        <table:table-row table:style-name="ro1" table:number-rows-repeated="9">
          <table:table-cell table:number-columns-repeated="14"/>
          <table:table-cell table:style-name="Default"/>
          <table:table-cell table:number-columns-repeated="6"/>
        </table:table-row>
        <table:table-row table:style-name="ro1">
          <table:table-cell table:number-columns-repeated="14"/>
          <table:table-cell table:style-name="Default" office:value-type="string" calcext:value-type="string">
            <text:p><text:s/>SecureEditDistance protocols cost time: 295 ms n1 = 50 n2 = 50 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Default" office:value-type="string" calcext:value-type="string">
            <text:p>GC ADDCOMP used in secureExactEditDistance test : 10000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Default" office:value-type="string" calcext:value-type="string">
            <text:p>each gc </text:p>
          </table:table-cell>
          <table:table-cell office:value-type="float" office:value="0.0743" calcext:value-type="float">
            <text:p>0.0743</text:p>
          </table:table-cell>
          <table:table-cell office:value-type="string" calcext:value-type="string">
            <text:p>(s)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equence length =200</text:p>
          </table:table-cell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ospital size</text:p>
          </table:table-cell>
          <table:table-cell office:value-type="string" calcext:value-type="string">
            <text:p>knn (ms)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table:style-name="Default"/>
          <table:table-cell/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equence length <text:s/>500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K =10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hospital size</text:p>
          </table:table-cell>
          <table:table-cell table:style-name="ce1" office:value-type="string" calcext:value-type="string">
            <text:p>knn(ms)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style-name="ce2" office:value-type="float" office:value="50918" calcext:value-type="float">
            <text:p>50918</text:p>
          </table:table-cell>
          <table:table-cell table:style-name="ce1" table:formula="of:=[.P33]/1000" office:value-type="float" office:value="50.918" calcext:value-type="float">
            <text:p>50.918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200" calcext:value-type="float">
            <text:p>200</text:p>
          </table:table-cell>
          <table:table-cell table:style-name="ce2" office:value-type="float" office:value="102349" calcext:value-type="float">
            <text:p>102349</text:p>
          </table:table-cell>
          <table:table-cell table:style-name="ce1" table:formula="of:=[.P34]/1000" office:value-type="float" office:value="102.349" calcext:value-type="float">
            <text:p>102.349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300" calcext:value-type="float">
            <text:p>300</text:p>
          </table:table-cell>
          <table:table-cell table:style-name="ce2" office:value-type="float" office:value="153727" calcext:value-type="float">
            <text:p>153727</text:p>
          </table:table-cell>
          <table:table-cell table:style-name="ce1" table:formula="of:=[.P35]/1000" office:value-type="float" office:value="153.727" calcext:value-type="float">
            <text:p>153.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ce length</text:p>
          </table:table-cell>
          <table:table-cell office:value-type="float" office:value="200" calcext:value-type="float">
            <text:p>200</text:p>
          </table:table-cell>
          <table:table-cell table:number-columns-repeated="12"/>
          <table:table-cell office:value-type="float" office:value="400" calcext:value-type="float">
            <text:p>400</text:p>
          </table:table-cell>
          <table:table-cell table:style-name="ce2" office:value-type="float" office:value="205128" calcext:value-type="float">
            <text:p>205128</text:p>
          </table:table-cell>
          <table:table-cell table:style-name="ce1" table:formula="of:=[.P36]/1000" office:value-type="float" office:value="205.128" calcext:value-type="float">
            <text:p>205.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rds=200</text:p>
          </table:table-cell>
          <table:table-cell table:number-columns-repeated="13"/>
          <table:table-cell office:value-type="float" office:value="500" calcext:value-type="float">
            <text:p>500</text:p>
          </table:table-cell>
          <table:table-cell table:style-name="ce2" office:value-type="float" office:value="256555" calcext:value-type="float">
            <text:p>256555</text:p>
          </table:table-cell>
          <table:table-cell table:style-name="ce1" table:formula="of:=[.P37]/1000" office:value-type="float" office:value="256.555" calcext:value-type="float">
            <text:p>256.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 </text:p>
          </table:table-cell>
          <table:table-cell office:value-type="string" calcext:value-type="string">
            <text:p>knn (ms)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6"/>
        </table:table-row>
        <table:table-row table:style-name="ro1">
          <table:table-cell table:number-columns-repeated="14"/>
          <table:table-cell table:style-name="Default" office:value-type="string" calcext:value-type="string">
            <text:p>multithread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Default" office:value-type="string" calcext:value-type="string">
            <text:p>K=1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hospital size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single thread</text:p>
          </table:table-cell>
          <table:table-cell table:style-name="ce1"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K=10</text:p>
          </table:table-cell>
          <table:table-cell table:style-name="ce1"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hospital size</text:p>
          </table:table-cell>
          <table:table-cell table:style-name="ce1" office:value-type="string" calcext:value-type="string">
            <text:p>total time (ms)</text:p>
          </table:table-cell>
          <table:table-cell table:style-name="ce1" office:value-type="string" calcext:value-type="string">
            <text:p>total s</text:p>
          </table:table-cell>
          <table:table-cell table:style-name="ce1" office:value-type="string" calcext:value-type="string">
            <text:p>knn </text:p>
          </table:table-cell>
          <table:table-cell table:style-name="ce1" table:number-columns-repeated="3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table:style-name="ce2" office:value-type="float" office:value="64659" calcext:value-type="float">
            <text:p>64659</text:p>
          </table:table-cell>
          <table:table-cell table:style-name="ce1" table:formula="of:=[.P56]/1000" office:value-type="float" office:value="64.659" calcext:value-type="float">
            <text:p>64.659</text:p>
          </table:table-cell>
          <table:table-cell table:style-name="ce2" office:value-type="float" office:value="4630" calcext:value-type="float">
            <text:p>4630</text:p>
          </table:table-cell>
          <table:table-cell table:style-name="ce1" table:number-columns-repeated="3"/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table:style-name="ce2" office:value-type="float" office:value="130735" calcext:value-type="float">
            <text:p>130735</text:p>
          </table:table-cell>
          <table:table-cell table:style-name="ce1" table:formula="of:=[.P57]/1000" office:value-type="float" office:value="130.735" calcext:value-type="float">
            <text:p>130.735</text:p>
          </table:table-cell>
          <table:table-cell table:style-name="ce2" office:value-type="float" office:value="9774" calcext:value-type="float">
            <text:p>9774</text:p>
          </table:table-cell>
          <table:table-cell table:style-name="ce1" table:number-columns-repeated="3"/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table:style-name="ce2" office:value-type="float" office:value="196633" calcext:value-type="float">
            <text:p>196633</text:p>
          </table:table-cell>
          <table:table-cell table:style-name="ce1"/>
          <table:table-cell table:style-name="ce2" office:value-type="float" office:value="14916" calcext:value-type="float">
            <text:p>14916</text:p>
          </table:table-cell>
          <table:table-cell table:style-name="ce1" table:number-columns-repeated="3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" office:value-type="float" office:value="259991" calcext:value-type="float">
            <text:p>259991</text:p>
          </table:table-cell>
          <table:table-cell table:style-name="ce1"/>
          <table:table-cell table:style-name="ce2" office:value-type="float" office:value="20055" calcext:value-type="float">
            <text:p>20055</text:p>
          </table:table-cell>
          <table:table-cell table:style-name="ce1" table:number-columns-repeated="3"/>
        </table:table-row>
        <table:table-row table:style-name="ro1">
          <table:table-cell table:number-columns-repeated="14"/>
          <table:table-cell office:value-type="float" office:value="50" calcext:value-type="float">
            <text:p>50</text:p>
          </table:table-cell>
          <table:table-cell table:style-name="ce2" office:value-type="float" office:value="317684" calcext:value-type="float">
            <text:p>317684</text:p>
          </table:table-cell>
          <table:table-cell table:style-name="ce1"/>
          <table:table-cell table:style-name="ce2" office:value-type="float" office:value="25175" calcext:value-type="float">
            <text:p>25175</text:p>
          </table:table-cell>
          <table:table-cell table:style-name="ce1" table:number-columns-repeated="3"/>
        </table:table-row>
        <table:table-row table:style-name="ro1">
          <table:table-cell table:number-columns-repeated="14"/>
          <table:table-cell office:value-type="float" office:value="60" calcext:value-type="float">
            <text:p>60</text:p>
          </table:table-cell>
          <table:table-cell table:style-name="ce2" office:value-type="float" office:value="381020" calcext:value-type="float">
            <text:p>381020</text:p>
          </table:table-cell>
          <table:table-cell table:style-name="ce1"/>
          <table:table-cell table:style-name="ce2" office:value-type="float" office:value="30342" calcext:value-type="float">
            <text:p>30342</text:p>
          </table:table-cell>
          <table:table-cell table:style-name="ce1" table:number-columns-repeated="3"/>
        </table:table-row>
        <table:table-row table:style-name="ro1">
          <table:table-cell table:number-columns-repeated="14"/>
          <table:table-cell office:value-type="float" office:value="70" calcext:value-type="float">
            <text:p>70</text:p>
          </table:table-cell>
          <table:table-cell table:style-name="ce2" office:value-type="float" office:value="455550" calcext:value-type="float">
            <text:p>455550</text:p>
          </table:table-cell>
          <table:table-cell table:style-name="ce1"/>
          <table:table-cell table:style-name="ce2" office:value-type="float" office:value="35481" calcext:value-type="float">
            <text:p>35481</text:p>
          </table:table-cell>
          <table:table-cell table:style-name="ce1" table:number-columns-repeated="3"/>
        </table:table-row>
        <table:table-row table:style-name="ro1">
          <table:table-cell table:number-columns-repeated="14"/>
          <table:table-cell office:value-type="float" office:value="80" calcext:value-type="float">
            <text:p>80</text:p>
          </table:table-cell>
          <table:table-cell table:style-name="ce2" office:value-type="float" office:value="510236" calcext:value-type="float">
            <text:p>510236</text:p>
          </table:table-cell>
          <table:table-cell table:style-name="ce1"/>
          <table:table-cell table:style-name="ce2" office:value-type="float" office:value="40628" calcext:value-type="float">
            <text:p>40628</text:p>
          </table:table-cell>
          <table:table-cell table:style-name="ce1" table:number-columns-repeated="3"/>
        </table:table-row>
        <table:table-row table:style-name="ro1">
          <table:table-cell table:number-columns-repeated="14"/>
          <table:table-cell office:value-type="float" office:value="90" calcext:value-type="float">
            <text:p>90</text:p>
          </table:table-cell>
          <table:table-cell table:style-name="ce2" office:value-type="float" office:value="565441" calcext:value-type="float">
            <text:p>565441</text:p>
          </table:table-cell>
          <table:table-cell table:style-name="ce1"/>
          <table:table-cell table:style-name="ce2" office:value-type="float" office:value="45771" calcext:value-type="float">
            <text:p>45771</text:p>
          </table:table-cell>
          <table:table-cell table:style-name="ce1" table:number-columns-repeated="3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style-name="ce2" office:value-type="float" office:value="640041" calcext:value-type="float">
            <text:p>640041</text:p>
          </table:table-cell>
          <table:table-cell table:style-name="ce1" table:formula="of:=[.P65]/1000" office:value-type="float" office:value="640.041" calcext:value-type="float">
            <text:p>640.041</text:p>
          </table:table-cell>
          <table:table-cell table:style-name="ce1" table:formula="of:=[.Q65]-[.P33]/1000" office:value-type="float" office:value="589.123" calcext:value-type="float">
            <text:p>589.123</text:p>
          </table:table-cell>
          <table:table-cell table:style-name="ce1" table:formula="of:=[.Q65]/[.O65]" office:value-type="float" office:value="6.40041" calcext:value-type="float">
            <text:p>6.40041</text:p>
          </table:table-cell>
          <table:table-cell table:style-name="ce1" table:formula="of:=[.S65]/60+1.66" office:value-type="float" office:value="1.7666735" calcext:value-type="float">
            <text:p>1.7666735</text:p>
          </table:table-cell>
          <table:table-cell table:style-name="ce1" table:formula="of:=[.T65]*[.O65]" office:value-type="float" office:value="176.66735" calcext:value-type="float">
            <text:p>176.66735</text:p>
          </table:table-cell>
        </table:table-row>
        <table:table-row table:style-name="ro1">
          <table:table-cell table:number-columns-repeated="14"/>
          <table:table-cell office:value-type="float" office:value="200" calcext:value-type="float">
            <text:p>200</text:p>
          </table:table-cell>
          <table:table-cell table:style-name="ce2" office:value-type="float" office:value="1282995" calcext:value-type="float">
            <text:p>1282995</text:p>
          </table:table-cell>
          <table:table-cell table:style-name="ce1" table:formula="of:=[.P66]/1000" office:value-type="float" office:value="1282.995" calcext:value-type="float">
            <text:p>1282.995</text:p>
          </table:table-cell>
          <table:table-cell table:style-name="ce1" table:formula="of:=[.Q66]-[.P34]/1000" office:value-type="float" office:value="1180.646" calcext:value-type="float">
            <text:p>1180.646</text:p>
          </table:table-cell>
          <table:table-cell table:style-name="ce1" table:formula="of:=[.Q66]/[.O66]" office:value-type="float" office:value="6.414975" calcext:value-type="float">
            <text:p>6.414975</text:p>
          </table:table-cell>
          <table:table-cell table:style-name="ce1" table:formula="of:=[.S66]/60+1.66" office:value-type="float" office:value="1.76691625" calcext:value-type="float">
            <text:p>1.76691625</text:p>
          </table:table-cell>
          <table:table-cell table:style-name="ce1" table:formula="of:=[.T66]*[.O66]" office:value-type="float" office:value="353.38325" calcext:value-type="float">
            <text:p>353.38325</text:p>
          </table:table-cell>
        </table:table-row>
        <table:table-row table:style-name="ro1">
          <table:table-cell table:number-columns-repeated="14"/>
          <table:table-cell office:value-type="float" office:value="300" calcext:value-type="float">
            <text:p>300</text:p>
          </table:table-cell>
          <table:table-cell table:style-name="ce2" office:value-type="float" office:value="1925561" calcext:value-type="float">
            <text:p>1925561</text:p>
          </table:table-cell>
          <table:table-cell table:style-name="ce1" table:formula="of:=[.P67]/1000" office:value-type="float" office:value="1925.561" calcext:value-type="float">
            <text:p>1925.561</text:p>
          </table:table-cell>
          <table:table-cell table:style-name="ce1" table:formula="of:=[.Q67]-[.P35]/1000" office:value-type="float" office:value="1771.834" calcext:value-type="float">
            <text:p>1771.834</text:p>
          </table:table-cell>
          <table:table-cell table:style-name="ce1" table:formula="of:=[.Q67]/[.O67]" office:value-type="float" office:value="6.41853666666667" calcext:value-type="float">
            <text:p>6.41853666666667</text:p>
          </table:table-cell>
          <table:table-cell table:style-name="ce1" table:formula="of:=[.S67]/60+1.66" office:value-type="float" office:value="1.76697561111111" calcext:value-type="float">
            <text:p>1.76697561111111</text:p>
          </table:table-cell>
          <table:table-cell table:style-name="ce1" table:formula="of:=[.T67]*[.O67]" office:value-type="float" office:value="530.092683333333" calcext:value-type="float">
            <text:p>530.092683333333</text:p>
          </table:table-cell>
        </table:table-row>
        <table:table-row table:style-name="ro1">
          <table:table-cell table:number-columns-repeated="14"/>
          <table:table-cell office:value-type="float" office:value="400" calcext:value-type="float">
            <text:p>400</text:p>
          </table:table-cell>
          <table:table-cell table:style-name="ce2" office:value-type="float" office:value="2543989" calcext:value-type="float">
            <text:p>2543989</text:p>
          </table:table-cell>
          <table:table-cell table:style-name="ce1" table:formula="of:=[.P68]/1000" office:value-type="float" office:value="2543.989" calcext:value-type="float">
            <text:p>2543.989</text:p>
          </table:table-cell>
          <table:table-cell table:style-name="ce1" table:formula="of:=[.Q68]-[.P36]/1000" office:value-type="float" office:value="2338.861" calcext:value-type="float">
            <text:p>2338.861</text:p>
          </table:table-cell>
          <table:table-cell table:style-name="ce1" table:formula="of:=[.Q68]/[.O68]" office:value-type="float" office:value="6.3599725" calcext:value-type="float">
            <text:p>6.3599725</text:p>
          </table:table-cell>
          <table:table-cell table:style-name="ce1" table:formula="of:=[.S68]/60+1.66" office:value-type="float" office:value="1.76599954166667" calcext:value-type="float">
            <text:p>1.76599954166667</text:p>
          </table:table-cell>
          <table:table-cell table:style-name="ce1" table:formula="of:=[.T68]*[.O68]" office:value-type="float" office:value="706.399816666667" calcext:value-type="float">
            <text:p>706.399816666667</text:p>
          </table:table-cell>
        </table:table-row>
        <table:table-row table:style-name="ro1">
          <table:table-cell table:number-columns-repeated="14"/>
          <table:table-cell office:value-type="float" office:value="500" calcext:value-type="float">
            <text:p>500</text:p>
          </table:table-cell>
          <table:table-cell table:style-name="ce2" office:value-type="float" office:value="3155830" calcext:value-type="float">
            <text:p>3155830</text:p>
          </table:table-cell>
          <table:table-cell table:style-name="ce1" table:formula="of:=[.P69]/1000" office:value-type="float" office:value="3155.83" calcext:value-type="float">
            <text:p>3155.83</text:p>
          </table:table-cell>
          <table:table-cell table:style-name="ce1" table:formula="of:=[.Q69]-[.P37]/1000" office:value-type="float" office:value="2899.275" calcext:value-type="float">
            <text:p>2899.275</text:p>
          </table:table-cell>
          <table:table-cell table:style-name="ce1" table:formula="of:=[.Q69]/[.O69]" office:value-type="float" office:value="6.31166" calcext:value-type="float">
            <text:p>6.31166</text:p>
          </table:table-cell>
          <table:table-cell table:style-name="ce1" table:formula="of:=[.S69]/60+1.66" office:value-type="float" office:value="1.76519433333333" calcext:value-type="float">
            <text:p>1.76519433333333</text:p>
          </table:table-cell>
          <table:table-cell table:style-name="ce1" table:formula="of:=[.T69]*[.O69]" office:value-type="float" office:value="882.597166666667" calcext:value-type="float">
            <text:p>882.5971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52:43.939805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20:36:22.288949259</meta:creation-date>
    <dc:date>2022-01-10T23:28:08.905844338</dc:date>
    <meta:editing-duration>PT31M6S</meta:editing-duration>
    <meta:editing-cycles>6</meta:editing-cycles>
    <meta:generator>LibreOffice/6.4.7.2$Linux_X86_64 LibreOffice_project/40$Build-2</meta:generator>
    <meta:document-statistic meta:table-count="2" meta:cell-count="24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28cm" svg:height="8.368cm" xlink:href=".." xlink:type="simple" chart:class="chart:scatter" chart:style-name="ch1">
        <chart:title svg:x="4.916cm" svg:y="7.484cm" chart:style-name="ch2">
          <text:p>SSF offline phase</text:p>
        </chart:title>
        <chart:plot-area chart:style-name="ch3" table:cell-range-address="Sheet1.A2:Sheet1.B21" svg:x="0.748cm" svg:y="0.432cm" svg:width="12.478cm" svg:height="6.162cm">
          <chartooo:coordinate-region svg:x="1.555cm" svg:y="0.631cm" svg:width="11.299cm" svg:height="5.316cm"/>
          <chart:axis chart:dimension="x" chart:name="primary-x" chart:style-name="ch4">
            <chart:title svg:x="5.236cm" svg:y="6.761cm" chart:style-name="ch5">
              <text:p>Length of the sequence</text:p>
            </chart:title>
          </chart:axis>
          <chart:axis chart:dimension="y" chart:name="primary-y" chart:style-name="ch4">
            <chart:title svg:x="0cm" svg:y="4.576cm" chart:style-name="ch6">
              <text:p>Time:seconds</text:p>
            </chart:title>
            <chart:grid chart:style-name="ch7" chart:class="major"/>
          </chart:axis>
          <chart:series chart:style-name="ch8" chart:values-cell-range-address="Sheet1.B2:Sheet1.B21" chart:class="chart:scatter">
            <chart:domain table:cell-range-address="Sheet1.A2:Sheet1.A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2:Sheet1.A21</svg:desc>
                </draw:g>
              </table:table-cell>
              <table:table-cell office:value-type="float" office:value="46">
                <text:p>46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00">
                <text:p>38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0">
                <text:p>42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0">
                <text:p>44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00">
                <text:p>46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0">
                <text:p>48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0">
                <text:p>5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0">
                <text:p>54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0">
                <text:p>56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00">
                <text:p>5800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scatter" chart:style-name="ch1">
        <chart:title svg:x="5.865cm" svg:y="8.031cm" chart:style-name="ch2">
          <text:p>SSF online phase</text:p>
        </chart:title>
        <chart:plot-area chart:style-name="ch3" table:cell-range-address="Sheet1.A2:Sheet1.A21 Sheet1.C2:Sheet1.C21" svg:x="1.138cm" svg:y="0.32cm" svg:width="14.359cm" svg:height="6.569cm">
          <chartooo:coordinate-region svg:x="1.574cm" svg:y="0.519cm" svg:width="13.551cm" svg:height="5.723cm"/>
          <chart:axis chart:dimension="x" chart:name="primary-x" chart:style-name="ch4">
            <chart:title svg:x="6.566cm" svg:y="7.069cm" chart:style-name="ch5">
              <text:p>Length of the sequence</text:p>
            </chart:title>
          </chart:axis>
          <chart:axis chart:dimension="y" chart:name="primary-y" chart:style-name="ch4">
            <chart:title svg:x="0.258cm" svg:y="4.309cm" chart:style-name="ch6">
              <text:p>Time: ms</text:p>
            </chart:title>
            <chart:grid chart:style-name="ch7" chart:class="major"/>
          </chart:axis>
          <chart:series chart:style-name="ch8" chart:values-cell-range-address="Sheet1.C2:Sheet1.C21" chart:class="chart:scatter">
            <chart:domain table:cell-range-address="Sheet1.A2:Sheet1.A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2:Sheet1.A21</svg:desc>
                </draw:g>
              </table:table-cell>
              <table:table-cell office:value-type="float" office:value="1">
                <text:p>1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00">
                <text:p>3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0">
                <text:p>4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0">
                <text:p>4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00">
                <text:p>4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0">
                <text:p>4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0">
                <text:p>5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0">
                <text:p>5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0">
                <text:p>56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00">
                <text:p>580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scatter" chart:style-name="ch1">
        <chart:legend chart:legend-position="end" svg:x="12.429cm" svg:y="4.203cm" style:legend-expansion="high" chart:style-name="ch2"/>
        <chart:plot-area chart:style-name="ch3" table:cell-range-address="Sheet2.A3:Sheet2.B8 Sheet2.B2:Sheet2.B2" chart:data-source-has-labels="row" svg:x="0.32cm" svg:y="0.18cm" svg:width="11.789cm" svg:height="8.645cm">
          <chartooo:coordinate-region svg:x="1.127cm" svg:y="0.379cm" svg:width="10.70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8" chart:label-cell-address="Sheet2.B2:Sheet2.B2" chart:class="chart:scatter">
            <chart:domain table:cell-range-address="Sheet2.A3:Sheet2.A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cureTopK(s)</text:p>
                <draw:g>
                  <svg:desc>Sheet2.B2:Sheet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2.A3:Sheet2.A8</svg:desc>
                </draw:g>
              </table:table-cell>
              <table:table-cell office:value-type="float" office:value="6.56">
                <text:p>6.56</text:p>
                <draw:g>
                  <svg:desc>Sheet2.B3:Sheet2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0.901">
                <text:p>20.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75.881">
                <text:p>75.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58.117">
                <text:p>158.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04.087">
                <text:p>304.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454.106">
                <text:p>454.1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scatter" chart:style-name="ch1">
        <chart:legend chart:legend-position="end" svg:x="13.137cm" svg:y="4.204cm" style:legend-expansion="high" chart:style-name="ch2"/>
        <chart:plot-area chart:style-name="ch3" table:cell-range-address="Sheet2.O33:Sheet2.O37 Sheet2.Q33:Sheet2.Q37" svg:x="0.32cm" svg:y="0.18cm" svg:width="12.497cm" svg:height="8.646cm">
          <chartooo:coordinate-region svg:x="1.127cm" svg:y="0.38cm" svg:width="11.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Q33:Sheet2.Q37" chart:class="chart:scatter">
            <chart:domain table:cell-range-address="Sheet2.O33:Sheet2.O37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O33:Sheet2.O37</svg:desc>
                </draw:g>
              </table:table-cell>
              <table:table-cell office:value-type="float" office:value="50.918">
                <text:p>50.918</text:p>
                <draw:g>
                  <svg:desc>Sheet2.Q33:Sheet2.Q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02.349">
                <text:p>102.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53.727">
                <text:p>153.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05.128">
                <text:p>205.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56.555">
                <text:p>256.5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scatter" chart:style-name="ch1">
        <chart:legend chart:legend-position="end" svg:x="13.189cm" svg:y="4.203cm" style:legend-expansion="high" chart:style-name="ch2"/>
        <chart:plot-area chart:style-name="ch3" table:cell-range-address="Sheet2.O3:Sheet2.O7 Sheet2.T3:Sheet2.T7" svg:x="0.32cm" svg:y="0.18cm" svg:width="12.549cm" svg:height="8.645cm">
          <chartooo:coordinate-region svg:x="0.941cm" svg:y="0.379cm" svg:width="11.46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T3:Sheet2.T7" chart:class="chart:scatter">
            <chart:domain table:cell-range-address="Sheet2.O3:Sheet2.O7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O3:Sheet2.O7</svg:desc>
                </draw:g>
              </table:table-cell>
              <table:table-cell office:value-type="float" office:value="7.029965">
                <text:p>7.029965</text:p>
                <draw:g>
                  <svg:desc>Sheet2.T3:Sheet2.T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7.9680983333333">
                <text:p>27.968098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62.7674483333333">
                <text:p>62.767448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11.563315">
                <text:p>111.563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74.507998333333">
                <text:p>174.507998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